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6pt" officeooo:paragraph-rsid="00112556" style:font-size-asian="6pt" style:font-size-complex="6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ourier New" fo:font-size="13pt" style:font-size-asian="13pt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3pt" style:font-size-asian="13pt" style:font-size-complex="13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3pt" officeooo:paragraph-rsid="00112556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3pt" officeooo:paragraph-rsid="00117901" style:font-size-asian="13pt" style:font-size-complex="13pt"/>
    </style:style>
    <style:style style:name="T1" style:family="text">
      <style:text-properties officeooo:rsid="00112556"/>
    </style:style>
    <style:style style:name="T2" style:family="text">
      <style:text-properties officeooo:rsid="00117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</text:p>
      <text:p text:style-name="P3"/>
      <text:p text:style-name="P3"><text:s text:c="2"/>G <text:s text:c="17"/>v ^ ^ v v <text:s text:c="7"/>G <text:s/>v ^ ^ <text:s text:c="14"/></text:p>
      <text:p text:style-name="P3">E(------------------3----------------------------)x2---------</text:p>
      <text:p text:style-name="P3">B(------------------3----------------------------)-----------</text:p>
      <text:p text:style-name="P3">G(------------------2----------------------------)-----------</text:p>
      <text:p text:style-name="P3">D(-----------0-2----2------------0-2-------------)-----------</text:p>
      <text:p text:style-name="P3">A(------0h2--------------------------------------)-------0h2-</text:p>
      <text:p text:style-name="P4">E(-3---------------------------------------------)----3------</text:p>
      <text:p text:style-name="P4"/>
      <text:p text:style-name="P4"><text:s text:c="10"/>v ^ ^ <text:s text:c="16"/>v v ^ ^</text:p>
      <text:p text:style-name="P4"><text:span text:style-name="T1">E</text:span>--------3---------------------3-----------------------------</text:p>
      <text:p text:style-name="P4"><text:span text:style-name="T1">B</text:span>--------3---------------------3-----------------------------</text:p>
      <text:p text:style-name="P4"><text:span text:style-name="T1">G</text:span>--------2----------2-0--------2-----------------------------</text:p>
      <text:p text:style-name="P4"><text:span text:style-name="T1">D</text:span>-0-2----2--------------2-0----2-----------------------------</text:p>
      <text:p text:style-name="P4"><text:span text:style-name="T1">A</text:span>------------------------------------------------------------</text:p>
      <text:p text:style-name="P4"><text:span text:style-name="T1">E</text:span>------------------------------------------------------------</text:p>
      <text:p text:style-name="P3"/>
      <text:p text:style-name="P3"><text:s text:c="16"/>v ^ ^ <text:s text:c="16"/>v v ^ ^ v v ^ v <text:s text:c="3"/>Gx2</text:p>
      <text:p text:style-name="P3">E-------------3---------------------3------------------------</text:p>
      <text:p text:style-name="P3">B-------------3---------------------3------------------------</text:p>
      <text:p text:style-name="P3">G-------------2---------------------2------------------------</text:p>
      <text:p text:style-name="P3">D------0-2----2----------2-0--------2------------------------</text:p>
      <text:p text:style-name="P3">A-0h2------------------------2-0-----------------------------</text:p>
      <text:p text:style-name="P3">E------------------------------------------------------------</text:p>
      <text:p text:style-name="P3"/>
      <text:p text:style-name="P4"/>
      <text:p text:style-name="P3"/>
      <text:p text:style-name="P3">Solo 1</text:p>
      <text:p text:style-name="P3">E----------------------------------------------3/5--3--------</text:p>
      <text:p text:style-name="P3">B-----------5p0--3-----------------------------3/5--3----3/5-</text:p>
      <text:p text:style-name="P3">G-2/4--7--------------4p2--0-----------------------------2/4-</text:p>
      <text:p text:style-name="P3">D-----------------------------0---------0-0------------------</text:p>
      <text:p text:style-name="P3">A----------------------------------0h2-----------------------</text:p>
      <text:p text:style-name="P3">E------------------------------------------------------------</text:p>
      <text:p text:style-name="P3"/>
      <text:p text:style-name="P4"><text:span text:style-name="T2">E</text:span>------------------------------------------------------------</text:p>
      <text:p text:style-name="P4"><text:span text:style-name="T2">B</text:span>-3–0--3/5----3p0--0-----------------------------------------</text:p>
      <text:p text:style-name="P4"><text:span text:style-name="T2">G</text:span>-2–0–2/4----2p0--0------------------------------------------</text:p>
      <text:p text:style-name="P4"><text:span text:style-name="T2">D</text:span>------------------------------------------------------------</text:p>
      <text:p text:style-name="P5"><text:span text:style-name="T2">A</text:span>------------------------------------------------------------</text:p>
      <text:p text:style-name="P5"><text:span text:style-name="T2">E</text:span>------------------------------------------------------------</text:p>
      <text:p text:style-name="P4"/>
      <text:p text:style-name="P3">E------------------------------------------------------------</text:p>
      <text:p text:style-name="P3">B-----------5--5(7)5p3---3--------------3-5------------------</text:p>
      <text:p text:style-name="P3">G-2/4--7--4------------4---2------4(6)-------4(6)4--2--------</text:p>
      <text:p text:style-name="P3">D------------------------------------------------------------</text:p>
      <text:p text:style-name="P3">A------------------------------------------------------------</text:p>
      <text:p text:style-name="P3">E------------------------------------------------------------</text:p>
      <text:p text:style-name="P3"><text:soft-page-break/></text:p>
      <text:p text:style-name="P3">E------------------------------------------------------------</text:p>
      <text:p text:style-name="P3">B------------5----5(7)----5p3-5------------------------------</text:p>
      <text:p text:style-name="P3">G-2/4--7--4---------------------2------4/6\4--2--------------</text:p>
      <text:p text:style-name="P3">D------------------------------------------------------------</text:p>
      <text:p text:style-name="P3">A------------------------------------------------------------</text:p>
      <text:p text:style-name="P3">E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0:53:02.646000000</meta:creation-date>
    <dc:date>2020-09-02T11:07:04.481000000</dc:date>
    <meta:editing-duration>PT2M56S</meta:editing-duration>
    <meta:editing-cycles>1</meta:editing-cycles>
    <meta:document-statistic meta:table-count="0" meta:image-count="0" meta:object-count="0" meta:page-count="2" meta:paragraph-count="47" meta:word-count="151" meta:character-count="2733" meta:non-whitespace-character-count="2603"/>
    <meta:generator>LibreOffice/6.4.2.2$Windows_X86_64 LibreOffice_project/4e471d8c02c9c90f512f7f9ead8875b57fcb1ec3</meta:generator>
  </office:meta>
</office:document-meta>
</file>